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Bremen System </text:span></text:p>
      <text:p text:style-name="P1"><text:span text:style-name="T1">Bremen beansprucht zu Recht,<text:s/></text:span><text:span text:style-name="T2">„</text:span><text:span text:style-name="T3">das kleinste Sternensystem mit dem gr</text:span><text:span text:style-name="T4">ößten Einfluss auf die galaktischen Geschäfte“ zu sein. Trotz gerade einmal fünf Jahrhunderten haben Bremen und sein unscheinbarer Planet Rytif eine überraschend wichtige Rolle in allen Belangen von intergalaktischen Kriegen bis hin zum Sturz des Messer-Regimes gespielt. Heute überrascht das System die Galaxie wieder, indem es zu einem unerwarteten Zentrum für die Hightech-Raumschiffindustrie geworden ist. </text:span></text:p>
      <text:p text:style-name="P1"><text:span text:style-name="T4"><text:s/></text:span></text:p>
      <text:p text:style-name="P1"><text:span text:style-name="T4">Als ein System mit einem K-Typ Hauptreihenstern in den äußeren Regionen des Sharon-Nebels wurde Bremen als Erstes von dem für seine Verdienste legendären Entdecker Bao Yun im Jahre 2441 bereist. Yuns Besatzung kartografierte die vier Welten des Systems, identifizierte den einzigen Grünband-Terraforming-Kandidaten als<text:s/></text:span><text:span text:style-name="T5">„</text:span><text:span text:style-name="T6">unauff</text:span><text:span text:style-name="T7">ällig“ und verkaufte seine Entdeckungsrechte umgehend an die United Nations of Earth. Der UNE-Expansionsrat gab Bremen zur Entwicklung frei und bald folgte das normale Terraforming von Rytif. In nur zwei Dekaden war das System für den langsamen Zustrom menschlicher Siedler bereit. Während die meisten Siedler von riskanten, aber ressourcenreichen Systemen angezogen wurden, wurde Bremen von manchen als<text:s/></text:span><text:span text:style-name="T8">„</text:span><text:span text:style-name="T9">sichere</text:span><text:span text:style-name="T10">“</text:span><text:span text:style-name="T11"><text:s/>Alternative angesehen. </text:span></text:p>
      <text:p text:style-name="P1"><text:span text:style-name="T12"><text:s/></text:span></text:p>
      <text:p text:style-name="P1"><text:span text:style-name="T12">Dann, im Morgengrauen des 27. Jahrhunderts, befand man sich im Krieg mit Außerirdischen. Als der Zweite Tevarin Krieg in vollem Gange war, benötigte die aufsteigende UEE vor allem zuverlässige Ressourcenlieferanten, um den Konflikt gegen Corath’Thals Flotten zu unterstützen. Da die Kernwelten von Bremen auf Waffen- und Schiffsproduktion fokussiert waren, wandte sich die UEE an die etwas weiter entfernten Kolonien. Beim Versuch, diese Welten in die Kriegsanstrengungen einzubinden und einen Teil der steuerlichen Last der in der Nähe der Heimatwelt befindlichen Planeten abzugeben, wurde die Entdeckung gemacht, dass es durch Bremen IIs Ökosystem auf einzigartige Weise möglich ist, schwach verderbliche Nahrungsmittel anzubauen. </text:span></text:p>
      <text:p text:style-name="P1"><text:span text:style-name="T12"><text:s/></text:span></text:p>
      <text:p text:style-name="P1"><text:span text:style-name="T12">Innerhalb weniger Monate stellte Bremen den Großteil der für die an der Front befindlichen UEE Einheiten benötigten Nahrungsmittel bereit. Als Spekulanten in Bremen ankamen und damit begannen, Farmland zu kaufen, explodierte die Bevölkerungszahl. Viele der<text:s/></text:span><text:span text:style-name="T13">„</text:span><text:span text:style-name="T14">sch</text:span><text:span text:style-name="T15">üchternen“ Kolonisten wurden plötzlich zu Multimillionären. Erwähnenswerterweise befand sich darunter auch der Siedler Arcturus Koerner, der de facto Regent des Planeten war. Für die sieben Jahre des Krieges und zwei darauf folgenden Dekaden des Friedens waren Bremens Farmen, Verpackungs- und Versandeinrichtungen ein ökonomisches Kraftwerk, das man so nirgendwo anders fand. </text:span></text:p>
      <text:p text:style-name="P1"><text:span text:style-name="T15"><text:s/></text:span></text:p>
      <text:p text:style-name="P1"><text:span text:style-name="T15">Ab 2640 begannen die Bevölkerungszahlen jedoch wieder zu sinken. Das Schicksal der Menschheit war wieder im Aufstieg und das neu erstarkte Imperium sehnte sich nach mehr Vielfalt als Bremens einfache Nahrung bieten konnte. Der Planet schien in den Mülleimer der Geschichte geworfen zu werden, sein Anteil an einem berühmten Krieg nicht mehr als eine Fußnote zu sein. Letztendlich war es aber genau diese Rückkehr zu Bremens ursprünglich bescheidenem Status, der zu seiner bisher wichtigsten Rolle führte. Im Jahre 2792 begannen Anti-Messer-Aktivisten, Bremen als Operationsbasis für den Sturz des Regimes zu nutzen. Revolutionär gesinnte Auswanderer, die bisher ins Xi’An Imperium geflüchtet waren, wurden eingeschleust, um ihre Verschwörung von Bremen aus zu starten. </text:span></text:p>
      <text:p text:style-name="P1"><text:span text:style-name="T16"/></text:p>
      <text:p text:style-name="P1"><text:span text:style-name="T17">Das Ausmaß von Bremens Rolle im Sturz der Messer-Regierung blieb für die allgemeinen Bevölkerung ein Geheimnis, bis der Senat bis dato streng vertrauliche Dokumente freigab, in denen die Kommunikation der Widerstandskämpfer in der Regierung mit den Revolutionären auf dem Planeten gesammelt waren. Dies waren die Beweise, die vor fünf Jahren direkt zur offiziellen Anerkennung führten<text:s/></text:span><text:span text:style-name="T18">–</text:span><text:span text:style-name="T19"><text:s/>auch wenn einige spekulieren, dass der wahre Grund oder zumindest ein Teil davon die Entdeckung von bisher nicht identifizierten, sehr wertvollen Erzen unter der Oberfläche des Planeten vor einem Jahr gewesen sein könnte. Heute ist Bremen die Heimat einer aufsteigenden Schiffsindustrie, die von Silas Koerner<text:s/></text:span><text:span text:style-name="T20">–</text:span><text:span text:style-name="T21"><text:s/>einem Nachfahren des reichsten Siedlers des Systems<text:s/></text:span><text:span text:style-name="T22">–</text:span><text:span text:style-name="T23"><text:s/>und seiner<text:s/></text:span><text:span text:style-name="T24">„</text:span><text:span text:style-name="T25">Outland Consolidated</text:span><text:span text:style-name="T26">“</text:span><text:span text:style-name="T27">-Gruppe initiiert wurde. Mit Tausenden Mustangs, die jeden Tag vom F</text:span><text:span text:style-name="T28">örderband fliegen, wurde Bremen zur ersten<text:s/></text:span><text:span text:style-name="T29">„</text:span><text:span text:style-name="T30">äußeren Welt“, die komplette Raumschiffe herstellt. Mit einer geschichtsträchtigen Vergangenheit und vielen natürlichen Ressourcen scheint Bremen weiterhin so etwas wie ein unerwartetes Kraftwerk im modernen, Post-Messer Imperium zu bleiben. </text:span></text:p>
      <text:p text:style-name="P1"><text:span text:style-name="T30"><text:s/></text:span></text:p>
      <text:p text:style-name="P1"><text:span text:style-name="T30">Bremen I </text:span></text:p>
      <text:p text:style-name="P1"><text:span text:style-name="T30">Der erste Planet im Bremen-System wurde in Bao Yuns Bericht mit nur vier Worten beschrieben:<text:s/></text:span><text:span text:style-name="T31">„</text:span><text:span text:style-name="T32">Ein kleiner, toter Fels</text:span><text:span text:style-name="T33">“</text:span><text:span text:style-name="T34">. Die darauf folgenden Jahrhunderte haben nicht sonderlich zu Bremen Is Ruf beigetragen. Au</text:span><text:span text:style-name="T35">ßerdem gibt es kaum Mineralien oder anderen Ressourcen, die einen Besuch des Planeten lukrativ erscheinen lassen. Allerdings wurde dieser<text:s/></text:span><text:span text:style-name="T36">„</text:span><text:span text:style-name="T37">Fels</text:span><text:span text:style-name="T38">“</text:span><text:span text:style-name="T39"><text:s/>bald zu so etwas wie einer Legende unter modernen Forschern, die Bremen in Richtung bekannter Gebiete verlassen: Unter vielen ist es inzwischen Tradition, dem Planeten, w</text:span><text:span text:style-name="T40">ährend man in Sichtweite ist, mit den Flügelspitzen<text:s/></text:span><text:span text:style-name="T41">„</text:span><text:span text:style-name="T42">zuzuwinken</text:span><text:span text:style-name="T43">“</text:span><text:span text:style-name="T44"><text:s/></text:span><text:span text:style-name="T45">–</text:span><text:span text:style-name="T46"><text:s/>das soll auf langen Reisen Gl</text:span><text:span text:style-name="T47">ück bringen. </text:span></text:p>
      <text:p text:style-name="P1"><text:span text:style-name="T47"><text:s text:c="2"/></text:span></text:p>
      <text:p text:style-name="P1"><text:span text:style-name="T47">Bremen II (Rytif) </text:span></text:p>
      <text:p text:style-name="P1"><text:span text:style-name="T47">Brotkorb, Schmiede der Revolution und Hightech-Hauptquartier: Bremen II, formell als Rytif bekannt, ist ein Planet, der schon viele Bezeichnungen hatte. Momentan ist es Heimat des wachsenden Raumschiffimperiums<text:s/></text:span><text:span text:style-name="T48">„</text:span><text:span text:style-name="T49">Consolidated Outland</text:span><text:span text:style-name="T50">“</text:span><text:span text:style-name="T51"><text:s/>und das pers</text:span><text:span text:style-name="T52">önliche Heim des exzentrischen Gründers der Firma, Silas Korner. Die kürzliche Entdeckung von unterirdischen Mineralienablagerungen zusammen mit seiner langen Historie des Ackerbaus bedeutet, dass Rytif nun eine unabhängige, terraformierte Welt ist, die theoretisch ohne interstellaren Handel auskommen könnte. Durch den Handel mit der populären Mustang ist Rytif in Realität aber alles andere als eine isolierte Welt. Trotz der berühmten Geschichte des Planeten und seiner Popularität erhalten sich die Siedlungen aber ihre<text:s/></text:span><text:span text:style-name="T53">„</text:span><text:span text:style-name="T54">Kleinstadt</text:span><text:span text:style-name="T55">“</text:span><text:span text:style-name="T56">-Mentalit</text:span><text:span text:style-name="T57">ät. Besucher werden in der Regel nach Stalford geführt, einer mittelgroßen Stadt etwas nördlich des Äquators. Stalford ist seit langem die Agrarhauptstadt des Planeten, umgeben von Wasserfarmen und kommerziellen Vivarien in den umliegenden Hügeln. In den vergangenen fünf Jahren sind eine Vielfalt von touristischen Monumenten zur Rolle des Planeten im Sturz der Messer-Dynastie entstanden und der Tourismus scheint sich ebenfalls auf einem Wachstumspfad zu befinden. </text:span></text:p>
      <text:p text:style-name="P1"><text:span text:style-name="T57"><text:s text:c="2"/></text:span></text:p>
      <text:p text:style-name="P1"><text:span text:style-name="T57">Bremen III </text:span></text:p>
      <text:p text:style-name="P1"><text:span text:style-name="T57">Bremen III ist eine kernlose Welt deutlich außerhalb des grünen Bandes ohne jegliche Hoffnung auf Terraforming. Bremen Iwar der Standort einigermaßen bedeutsamer Mineralienvorkommen zur Zeit der Entdeckung des Systems, wurde aber rasch durch den Aufbau auf Bremen II ausgebeutet<text:s/></text:span><text:span text:style-name="T58">–</text:span><text:span text:style-name="T59"><text:s/>sowohl f</text:span><text:span text:style-name="T60">ür das anfängliche Terraforming als auch für die Kriegsvorbereitungen. Heutzutage gibt es wenige Gründe sich Bremen III zu nähern<text:s/></text:span><text:span text:style-name="T61">–</text:span><text:span text:style-name="T62"><text:s/>obwohl: Dasselbe sagte man damals auch von Rytif. </text:span></text:p>
      <text:p text:style-name="P1"><text:span text:style-name="T63"><text:s text:c="2"/></text:span></text:p>
      <text:p text:style-name="P1"><text:span text:style-name="T63">Bremen IV </text:span></text:p>
      <text:p text:style-name="P1"><text:span text:style-name="T63"><text:s/>Bremen IV ist ein massiver Eisgigant, der von den Ortsansässigen als<text:s/></text:span><text:span text:style-name="T64">„</text:span><text:span text:style-name="T65">W</text:span><text:span text:style-name="T66">ächterplanet“ des Sterns zum Schutz vor Meteoriten angesehen wird<text:s/></text:span><text:span text:style-name="T67">–</text:span><text:span text:style-name="T68"><text:s/>allerdings ohne irgendeinen stichhaltigen Beweis. Die wuselnde Masse von Wasserstoff und anderen Gasen ist hier und da von Eisfeldern bedeckt, die dem Planeten ein besonders sch</text:span><text:span text:style-name="T69">önes Aussehen verleihen. Unglücklicherweise sind RohtreibstoffUnternehmungen bei Bremen IV nahezu unmöglich, da es keine klar definierten Gasfelder gibt. Es ist nicht ungewöhnlich, dort Wracks von Starfarern oder Caterpillars in verfallenden Umlaufbahnen zu finden. </text:span></text:p>
      <text:p text:style-name="P1"><text:span text:style-name="T69"><text:s/></text:span></text:p>
      <text:p text:style-name="P1"><text:span text:style-name="T69"><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